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000000020004B5F9C4.png" manifest:media-type="image/png"/>
  <manifest:file-entry manifest:full-path="Pictures/10000000000004C400000310FCE0A9B5.png" manifest:media-type="image/png"/>
  <manifest:file-entry manifest:full-path="Pictures/1000000000000172000001E0E2A292F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dddddd" draw:textarea-horizontal-align="justify" draw:textarea-vertical-align="middle" draw:auto-grow-height="false" fo:min-height="0cm" fo:min-width="0cm" fo:wrap-option="no-wrap"/>
    </style:style>
    <style:style style:name="gr2" style:family="graphic" style:parent-style-name="standard">
      <style:graphic-properties draw:fill="solid" draw:fill-color="#ccffff" draw:textarea-horizontal-align="justify" draw:textarea-vertical-align="middle" draw:auto-grow-height="false"/>
    </style:style>
    <style:style style:name="gr3" style:family="graphic" style:parent-style-name="standard">
      <style:graphic-properties draw:fill="solid" draw:fill-color="#ffd320" draw:textarea-horizontal-align="justify" draw:textarea-vertical-align="middle" draw:auto-grow-height="fals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fo:min-height="1.27cm"/>
    </style:style>
    <style:style style:name="gr7" style:family="graphic" style:parent-style-name="standard">
      <style:graphic-properties draw:stroke="none" svg:stroke-color="#000000" draw:fill="none" draw:fill-color="#ffffff" fo:min-height="0.762cm"/>
    </style:style>
    <style:style style:name="gr8" style:family="graphic" style:parent-style-name="standard">
      <style:graphic-properties draw:fill="none" draw:textarea-vertical-align="middle" draw:auto-grow-height="false" fo:min-height="0.749cm" fo:min-width="0.499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fo:min-height="0.889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writing-mode="lr-tb"/>
    </style:style>
    <style:style style:name="P4" style:family="paragraph">
      <style:paragraph-properties fo:text-align="center"/>
      <style:text-properties fo:font-size="16pt" style:font-size-asian="16pt" style:font-size-complex="16pt"/>
    </style:style>
    <style:style style:name="P5" style:family="paragraph">
      <style:paragraph-properties fo:text-align="start"/>
      <style:text-properties fo:font-size="16pt" style:font-size-asian="16pt" style:font-size-complex="16pt"/>
    </style:style>
    <style:style style:name="P6" style:family="paragraph">
      <style:paragraph-properties fo:text-align="center"/>
      <style:text-properties fo:font-size="10pt" style:font-size-asian="10pt" style:font-size-complex="10pt"/>
    </style:style>
    <style:style style:name="P7" style:family="paragraph">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542cm" svg:height="4.445cm" svg:x="0.746cm" svg:y="2.3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7.239cm" svg:height="2.159cm" draw:transform="rotate (1.56573487196411) translate (6.371cm 16.415cm)">
          <text:p text:style-name="P1"><text:span text:style-name="T1">Web application</text:span></text:p>
          <text:p text:style-name="P1"><text:span text:style-name="T1"/></text:p>
          <text:p text:style-name="P1"><text:span text:style-name="T1">ASP.N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683cm" svg:height="0.635cm" draw:transform="rotate (1.56748020121611) translate (11.287cm 16.378cm)">
          <text:p text:style-name="P1">HTTP</text:p>
          <draw:enhanced-geometry svg:viewBox="0 0 21600 21600" draw:type="rectangle" draw:enhanced-path="M 0 0 L 21600 0 21600 21600 0 21600 0 0 Z N"/>
        </draw:custom-shape>
        <draw:custom-shape draw:style-name="gr2" draw:text-style-name="P1" draw:layer="layout" svg:width="7.493cm" svg:height="3.556cm" svg:x="12.176cm" svg:y="12.811cm">
          <text:p text:style-name="P1">Visualisation</text:p>
          <text:p text:style-name="P1"/>
          <text:p text:style-name="P1">HTML5, Javascript (AJA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3.951cm" svg:height="6.11cm" svg:x="4.379cm" svg:y="17.585cm">
          <draw:image xlink:href="Pictures/1000000000000172000001E0E2A292F8.png" xlink:type="simple" xlink:show="embed" xlink:actuate="onLoad">
            <text:p/>
          </draw:image>
        </draw:frame>
        <draw:frame draw:style-name="gr4" draw:text-style-name="P3" draw:layer="layout" svg:width="4.572cm" svg:height="3.095cm" svg:x="14.716cm" svg:y="19.174cm">
          <draw:image xlink:href="Pictures/10000000000004C400000310FCE0A9B5.png" xlink:type="simple" xlink:show="embed" xlink:actuate="onLoad">
            <text:p/>
          </draw:image>
        </draw:frame>
        <draw:frame draw:style-name="gr5" draw:text-style-name="P1" draw:layer="layout" svg:width="3.81cm" svg:height="3.429cm" svg:x="12.303cm" svg:y="18.793cm">
          <draw:image xlink:href="Pictures/10000201000002000000020004B5F9C4.png" xlink:type="simple" xlink:show="embed" xlink:actuate="onLoad">
            <text:p/>
          </draw:image>
        </draw:frame>
        <draw:frame draw:style-name="gr6" draw:layer="layout" svg:width="6.604cm" svg:height="1.52cm" svg:x="13.192cm" svg:y="17.383cm">
          <draw:text-box>
            <text:p text:style-name="P1">client</text:p>
          </draw:text-box>
        </draw:frame>
        <draw:frame draw:style-name="gr7" draw:layer="layout" svg:width="7.366cm" svg:height="1.012cm" svg:x="4.937cm" svg:y="16.761cm">
          <draw:text-box>
            <text:p>server</text:p>
          </draw:text-box>
        </draw:frame>
        <draw:custom-shape draw:style-name="gr2" draw:text-style-name="P4" draw:layer="layout" svg:width="7.234cm" svg:height="1.905cm" draw:transform="rotate (1.57323978774769) translate (8.874cm 16.367cm)">
          <text:p text:style-name="P1"><text:span text:style-name="T2">Web server</text:span></text:p>
          <text:p text:style-name="P1"><text:span text:style-name="T2"/></text:p>
          <text:p text:style-name="P1"><text:span text:style-name="T2">I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381cm" svg:height="3.683cm" draw:transform="rotate (-1.57533418285008) translate (8.112cm 16.52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 draw:layer="layout" svg:width="0.381cm" svg:height="3.683cm" draw:transform="rotate (-1.57533418285008) translate (17.891cm 16.7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4" draw:layer="layout" svg:width="4.572cm" svg:height="2.667cm" svg:x="1.508cm" svg:y="11.033cm">
          <text:p text:style-name="P1"><text:span text:style-name="T2">Genetic Algorithm</text:span></text:p>
          <text:p text:style-name="P1"><text:span text:style-name="T2"/></text:p>
          <text:p text:style-name="P1"><text:span text:style-name="T2">MATLAB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4.445cm" svg:height="1.778cm" svg:x="1.635cm" svg:y="9.128cm">
          <text:p text:style-name="P1"><text:span text:style-name="T1">Test population</text:span></text:p>
          <text:p text:style-name="P1"><text:span text:style-name="T1"/></text:p>
          <text:p text:style-name="P1"><text:span text:style-name="T1">.N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2.792cm" svg:height="0.632cm" draw:transform="rotate (0.00349065850398866) translate (7.858cm 5.321cm)">
          <text:p text:style-name="P1"><text:span text:style-name="T2">HTTP</text:span></text:p>
          <draw:enhanced-geometry svg:viewBox="0 0 21600 21600" draw:type="rectangle" draw:enhanced-path="M 0 0 L 21600 0 21600 21600 0 21600 0 0 Z N"/>
        </draw:custom-shape>
        <draw:custom-shape draw:style-name="gr3" draw:text-style-name="P1" draw:layer="layout" svg:width="7.379cm" svg:height="0.635cm" draw:transform="rotate (1.56748020121611) translate (11.287cm 16.379cm)">
          <text:p text:style-name="P1">HTTP</text:p>
          <draw:enhanced-geometry svg:viewBox="0 0 21600 21600" draw:type="rectangle" draw:enhanced-path="M 0 0 L 21600 0 21600 21600 0 21600 0 0 Z N"/>
        </draw:custom-shape>
        <draw:custom-shape draw:style-name="gr2" draw:text-style-name="P6" draw:layer="layout" svg:width="3.048cm" svg:height="1.578cm" svg:x="7.731cm" svg:y="3.613cm">
          <text:p text:style-name="P1"><text:span text:style-name="T3">Simulator service</text:span></text:p>
          <text:p text:style-name="P1"><text:span text:style-name="T3"/></text:p>
          <text:p text:style-name="P1"><text:span text:style-name="T3">.NET,ServiceSt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6" draw:layer="layout" svg:width="1.877cm" svg:height="1.651cm" svg:x="10.807cm" svg:y="3.54cm">
          <text:p text:style-name="P1"><text:span text:style-name="T3">Model FMU</text:span></text:p>
          <text:p text:style-name="P1"><text:span text:style-name="T3"/></text:p>
          <text:p text:style-name="P1"><text:span text:style-name="T3">.D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6" draw:layer="layout" svg:width="3.048cm" svg:height="1.578cm" svg:x="13.446cm" svg:y="3.413cm">
          <text:p text:style-name="P1"><text:span text:style-name="T3">Simulator service</text:span></text:p>
          <text:p text:style-name="P1"><text:span text:style-name="T3"/></text:p>
          <text:p text:style-name="P1"><text:span text:style-name="T3">.NET,ServiceSt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6" draw:layer="layout" svg:width="1.877cm" svg:height="1.451cm" svg:x="16.522cm" svg:y="3.54cm">
          <text:p text:style-name="P1"><text:span text:style-name="T3">Model FMU</text:span></text:p>
          <text:p text:style-name="P1"><text:span text:style-name="T3"/></text:p>
          <text:p text:style-name="P1"><text:span text:style-name="T3">.D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6" draw:layer="layout" svg:width="3.048cm" svg:height="1.578cm" svg:x="2.27cm" svg:y="3.479cm">
          <text:p text:style-name="P1"><text:span text:style-name="T3">Simulator service</text:span></text:p>
          <text:p text:style-name="P1"><text:span text:style-name="T3"/></text:p>
          <text:p text:style-name="P1"><text:span text:style-name="T3">.NET,ServiceSt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6" draw:layer="layout" svg:width="1.877cm" svg:height="1.451cm" svg:x="5.346cm" svg:y="3.479cm">
          <text:p text:style-name="P1"><text:span text:style-name="T3">Model FMU</text:span></text:p>
          <text:p text:style-name="P1"><text:span text:style-name="T3"/></text:p>
          <text:p text:style-name="P1"><text:span text:style-name="T3">.D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2.792cm" svg:height="0.632cm" draw:transform="rotate (0.00349065850398866) translate (13.573cm 5.067cm)">
          <text:p text:style-name="P1"><text:span text:style-name="T2">HTTP</text:span></text:p>
          <draw:enhanced-geometry svg:viewBox="0 0 21600 21600" draw:type="rectangle" draw:enhanced-path="M 0 0 L 21600 0 21600 21600 0 21600 0 0 Z N"/>
        </draw:custom-shape>
        <draw:custom-shape draw:style-name="gr3" draw:text-style-name="P5" draw:layer="layout" svg:width="2.792cm" svg:height="0.632cm" draw:transform="rotate (0.00349065850398866) translate (2.397cm 5.194cm)">
          <text:p text:style-name="P1"><text:span text:style-name="T2">HTTP</text:span></text:p>
          <draw:enhanced-geometry svg:viewBox="0 0 21600 21600" draw:type="rectangle" draw:enhanced-path="M 0 0 L 21600 0 21600 21600 0 21600 0 0 Z N"/>
        </draw:custom-shape>
        <draw:line draw:style-name="gr9" draw:text-style-name="P1" draw:layer="layout" svg:x1="3.794cm" svg:y1="9.001cm" svg:x2="3.794cm" svg:y2="5.826cm">
          <text:p/>
        </draw:line>
        <draw:line draw:style-name="gr9" draw:text-style-name="P1" draw:layer="layout" svg:x1="3.794cm" svg:y1="9.128cm" svg:x2="9.128cm" svg:y2="6.08cm">
          <text:p/>
        </draw:line>
        <draw:line draw:style-name="gr9" draw:text-style-name="P1" draw:layer="layout" svg:x1="4.048cm" svg:y1="9.255cm" svg:x2="15.097cm" svg:y2="5.826cm">
          <text:p/>
        </draw:line>
        <draw:custom-shape draw:style-name="gr8" draw:text-style-name="P1" draw:layer="layout" svg:width="0.381cm" svg:height="3.683cm" draw:transform="rotate (1.59732533142521) translate (7.986cm 2.24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layer="layout" svg:width="7.366cm" svg:height="1.012cm" svg:x="8.874cm" svg:y="0.877cm">
          <draw:text-box>
            <text:p>cloud</text:p>
          </draw:text-box>
        </draw:frame>
        <draw:line draw:style-name="gr9" draw:text-style-name="P1" draw:layer="layout" svg:x1="16.24cm" svg:y1="4.782cm" svg:x2="10.906cm" svg:y2="10.751cm">
          <text:p/>
        </draw:line>
        <draw:frame draw:style-name="gr10" draw:text-style-name="P7" draw:layer="layout" svg:width="4.826cm" svg:height="1.139cm" draw:transform="rotate (0.286408530252269) translate (5.447cm 8.078cm)">
          <draw:text-box>
            <text:p><text:span text:style-name="T1">simulate(M,p)</text:span></text:p>
          </draw:text-box>
        </draw:frame>
        <draw:frame draw:style-name="gr10" draw:text-style-name="P7" draw:layer="layout" svg:width="6.223cm" svg:height="1.139cm" draw:transform="rotate (0.842295897012463) translate (11.907cm 9.654cm)">
          <draw:text-box draw:corner-radius="0.342cm">
            <text:p><text:span text:style-name="T1">registerWorker(url)</text:span></text:p>
          </draw:text-box>
        </draw:frame>
        <draw:custom-shape draw:style-name="gr2" draw:text-style-name="P2" draw:layer="layout" svg:width="4.572cm" svg:height="2.667cm" svg:x="1.508cm" svg:y="13.827cm">
          <text:p text:style-name="P1"><text:span text:style-name="T1">Database of results</text:span></text:p>
          <text:p text:style-name="P1"><text:span text:style-name="T1"/></text:p>
          <text:p text:style-name="P1"><text:span text:style-name="T1">MS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174cm" svg:height="0.632cm" draw:transform="rotate (0.00349065850398866) translate (8.747cm 8.369cm)">
          <text:p text:style-name="P1"><text:span text:style-name="T2"/></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03T16:33:41.554242023</meta:creation-date>
    <dc:date>2015-02-27T11:57:19.519579146</dc:date>
    <meta:editing-duration>PT5H2M55S</meta:editing-duration>
    <meta:editing-cycles>6</meta:editing-cycles>
    <meta:generator>LibreOffice/4.2.7.2$Linux_X86_64 LibreOffice_project/420m0$Build-2</meta:generator>
    <meta:document-statistic meta:object-count="34"/>
  </office:meta>
</office:document-meta>
</file>